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000000" draw:marker-start-width="0.321cm" draw:marker-end-width="0.321cm" draw:fill="solid" draw:fill-color="#005800" draw:opacity="100%" draw:opacity-name="" draw:textarea-horizontal-align="justify" draw:textarea-vertical-align="middle" draw:auto-grow-height="false" fo:min-height="4.598cm" fo:min-width="4.293cm" fo:padding-top="0.165cm" fo:padding-bottom="0.165cm" fo:padding-left="0.29cm" fo:padding-right="0.29cm"/>
    </style:style>
    <style:style style:name="gr2" style:family="graphic" style:parent-style-name="standard">
      <style:graphic-properties draw:stroke="solid" svg:stroke-width="0.081cm" svg:stroke-color="#000000" draw:marker-start-width="0.321cm" draw:marker-end-width="0.321cm" draw:fill="solid" draw:fill-color="#004586" draw:opacity="100%" draw:opacity-name="" draw:textarea-horizontal-align="justify" draw:textarea-vertical-align="middle" draw:auto-grow-height="false" fo:min-height="3.966cm" fo:min-width="3.836cm" fo:padding-top="0.165cm" fo:padding-bottom="0.165cm" fo:padding-left="0.29cm" fo:padding-right="0.29cm"/>
    </style:style>
    <style:style style:name="gr3" style:family="graphic" style:parent-style-name="standard">
      <style:graphic-properties draw:stroke="solid" svg:stroke-width="0.081cm" svg:stroke-color="#000000" draw:marker-start-width="0.321cm" draw:marker-end-width="0.321cm" draw:fill="solid" draw:fill-color="#004586" draw:opacity="100%" draw:opacity-name="" draw:textarea-horizontal-align="justify" draw:textarea-vertical-align="middle" draw:auto-grow-height="false" fo:min-height="4.137cm" fo:min-width="8.574cm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width="0.081cm" svg:stroke-color="#000000" draw:marker-start-width="0.321cm" draw:marker-end-width="0.321cm" draw:fill="solid" draw:fill-color="#004586" draw:opacity="100%" draw:opacity-name="" draw:textarea-horizontal-align="justify" draw:textarea-vertical-align="middle" draw:auto-grow-height="false" fo:min-height="4.252cm" fo:min-width="7.605cm" fo:padding-top="0.165cm" fo:padding-bottom="0.165cm" fo:padding-left="0.29cm" fo:padding-right="0.29cm"/>
    </style:style>
    <style:style style:name="gr5" style:family="graphic" style:parent-style-name="objectwithoutfill">
      <style:graphic-properties draw:stroke="solid" svg:stroke-width="0.2cm" svg:stroke-color="#000000" draw:marker-start-width="0.51cm" draw:marker-end="Rounded_20_short_20_Arrow" draw:marker-end-width="0.8cm" draw:fill="solid" draw:fill-color="#004586" draw:opacity="100%" draw:opacity-name="" draw:textarea-vertical-align="middle" fo:padding-top="0.224cm" fo:padding-bottom="0.224cm" fo:padding-left="0.349cm" fo:padding-right="0.349cm"/>
    </style:style>
    <style:style style:name="gr6" style:family="graphic" style:parent-style-name="standard">
      <style:graphic-properties draw:stroke="solid" svg:stroke-width="0.081cm" svg:stroke-color="#000000" draw:marker-start-width="0.321cm" draw:marker-end-width="0.321cm" draw:fill="solid" draw:fill-color="#005800" draw:opacity="100%" draw:opacity-name="" draw:textarea-horizontal-align="justify" draw:textarea-vertical-align="middle" draw:auto-grow-height="false" fo:min-height="4.205cm" fo:min-width="6.635cm" fo:padding-top="0.165cm" fo:padding-bottom="0.165cm" fo:padding-left="0.29cm" fo:padding-right="0.29cm"/>
    </style:style>
    <style:style style:name="gr7" style:family="graphic" style:parent-style-name="objectwithoutfill">
      <style:graphic-properties draw:stroke="solid" svg:stroke-width="0.2cm" svg:stroke-color="#004586" draw:marker-start-width="0.51cm" draw:marker-end="Rounded_20_short_20_Arrow" draw:marker-end-width="0.8cm" draw:fill="solid" draw:fill-color="#004586" draw:opacity="100%" draw:opacity-name="" draw:textarea-vertical-align="middle" fo:padding-top="0.224cm" fo:padding-bottom="0.224cm" fo:padding-left="0.349cm" fo:padding-right="0.349cm"/>
    </style:style>
    <style:style style:name="gr8" style:family="graphic" style:parent-style-name="objectwithoutfill">
      <style:graphic-properties draw:stroke="solid" svg:stroke-width="0.2cm" svg:stroke-color="#840000" draw:marker-start-width="0.51cm" draw:marker-end="Rounded_20_short_20_Arrow" draw:marker-end-width="0.8cm" draw:fill="solid" draw:fill-color="#004586" draw:opacity="100%" draw:opacity-name="" draw:textarea-vertical-align="middle" fo:padding-top="0.224cm" fo:padding-bottom="0.224cm" fo:padding-left="0.349cm" fo:padding-right="0.349cm"/>
    </style:style>
    <style:style style:name="gr9" style:family="graphic" style:parent-style-name="standard">
      <style:graphic-properties draw:stroke="solid" svg:stroke-width="0.081cm" svg:stroke-color="#000000" draw:marker-start-width="0.321cm" draw:marker-end-width="0.321cm" draw:fill="solid" draw:fill-color="#005800" draw:opacity="100%" draw:opacity-name="" draw:textarea-horizontal-align="justify" draw:textarea-vertical-align="middle" draw:auto-grow-height="false" fo:min-height="4.137cm" fo:min-width="8.574cm" fo:padding-top="0.165cm" fo:padding-bottom="0.165cm" fo:padding-left="0.29cm" fo:padding-right="0.29cm"/>
    </style:style>
    <style:style style:name="gr10" style:family="graphic" style:parent-style-name="standard">
      <style:graphic-properties draw:stroke="solid" svg:stroke-width="0.081cm" svg:stroke-color="#000000" draw:marker-start-width="0.321cm" draw:marker-end-width="0.321cm" draw:fill="solid" draw:fill-color="#005800" draw:opacity="100%" draw:opacity-name="" draw:textarea-horizontal-align="justify" draw:textarea-vertical-align="middle" draw:auto-grow-height="false" fo:min-height="4.87cm" fo:min-width="6.635cm" fo:padding-top="0.165cm" fo:padding-bottom="0.165cm" fo:padding-left="0.29cm" fo:padding-right="0.29cm"/>
    </style:style>
    <style:style style:name="P1" style:family="paragraph">
      <style:paragraph-properties fo:text-align="center"/>
      <style:text-properties style:font-name="Noto Sans1" fo:font-size="20pt" fo:font-weight="bold"/>
    </style:style>
    <style:style style:name="P2" style:family="paragraph">
      <loext:graphic-properties draw:fill="solid" draw:fill-color="#005800" draw:opacity="100%"/>
      <style:paragraph-properties fo:text-align="center"/>
      <style:text-properties style:font-name="Noto Sans1" fo:font-size="20pt" fo:font-weight="bold" style:font-size-asian="13pt" style:font-size-complex="13pt"/>
    </style:style>
    <style:style style:name="P3" style:family="paragraph">
      <loext:graphic-properties draw:fill="solid" draw:fill-color="#004586" draw:opacity="100%"/>
      <style:paragraph-properties fo:text-align="center"/>
      <style:text-properties style:use-window-font-color="true" style:font-name="Noto Sans1" fo:font-size="20pt" fo:font-weight="bold" style:font-size-asian="18pt" style:font-size-complex="18pt"/>
    </style:style>
    <style:style style:name="P4" style:family="paragraph">
      <loext:graphic-properties draw:fill="solid" draw:fill-color="#004586" draw:opacity="100%"/>
      <style:paragraph-properties fo:text-align="center"/>
      <style:text-properties style:font-name="Noto Sans1" fo:font-size="20pt" fo:font-weight="bold" style:font-size-asian="13pt" style:font-size-complex="13pt"/>
    </style:style>
    <style:style style:name="P5" style:family="paragraph">
      <loext:graphic-properties draw:fill="solid" draw:fill-color="#004586" draw:opacity="100%"/>
      <style:paragraph-properties fo:text-align="center"/>
      <style:text-properties style:font-name="Noto Sans1" fo:font-size="20pt" fo:font-weight="bold" style:font-size-asian="18pt" style:font-size-complex="18pt"/>
    </style:style>
    <style:style style:name="T1" style:family="text">
      <style:text-properties style:font-size-asian="13pt" style:font-size-complex="13pt"/>
    </style:style>
    <style:style style:name="T2" style:family="text">
      <style:text-properties style:use-window-font-color="true" style:font-size-asian="18pt" style:font-size-complex="18pt"/>
    </style:style>
    <style:style style:name="T3" style:family="text">
      <style:text-properties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6.907cm" svg:height="6.984cm" svg:x="4.4cm" svg:y="0.916cm">
          <text:p text:style-name="P1"><text:span text:style-name="T1">INICIO</text:span>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2" draw:text-style-name="P3" xml:id="id3" draw:id="id3" draw:layer="layout" svg:width="8.831cm" svg:height="8.591cm" svg:x="38.5cm" svg:y="2.8cm">
          <text:p text:style-name="P1"><text:span text:style-name="T2">¿PRIMER</text:span></text:p>
          <text:p text:style-name="P1"><text:span text:style-name="T2">INICIO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" draw:text-style-name="P4" xml:id="id9" draw:id="id9" draw:layer="layout" svg:width="9.154cm" svg:height="4.467cm" svg:x="26.1cm" svg:y="12.8cm">
          <text:p text:style-name="P1"><text:span text:style-name="T1">LEER PIN</text:span></text:p>
          <text:p text:style-name="P1"><text:span text:style-name="T1">INGRESADO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4" draw:text-style-name="P5" xml:id="id2" draw:id="id2" draw:layer="layout" svg:width="8.185cm" svg:height="4.582cm" svg:x="17.015cm" svg:y="0.918cm">
          <text:p text:style-name="P1"><text:span text:style-name="T3">CARGAR</text:span></text:p>
          <text:p text:style-name="P1"><text:span text:style-name="T3">DATOS DE LA</text:span></text:p>
          <text:p text:style-name="P1"><text:span text:style-name="T3">EEPROM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5" draw:text-style-name="P4" draw:layer="layout" svg:x1="11.307cm" svg:y1="4.408cm" svg:x2="17.015cm" svg:y2="3.209cm" draw:start-shape="id1" draw:start-glue-point="10" draw:end-shape="id2" draw:end-glue-point="5" svg:d="M11307 4408h2853v-1199h2855" svg:viewBox="0 0 5709 1200">
          <text:p/>
        </draw:connector>
        <draw:custom-shape draw:style-name="gr2" draw:text-style-name="P3" xml:id="id11" draw:id="id11" draw:layer="layout" svg:width="8.831cm" svg:height="8.591cm" svg:x="36.323cm" svg:y="25.967cm">
          <text:p text:style-name="P1"><text:span text:style-name="T2">¿PRESIONO</text:span></text:p>
          <text:p text:style-name="P1"><text:span text:style-name="T2">CONFIRMAR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" draw:text-style-name="P4" xml:id="id10" draw:id="id10" draw:layer="layout" svg:width="9.154cm" svg:height="4.467cm" svg:x="43.154cm" svg:y="18.467cm">
          <text:p text:style-name="P1"><text:span text:style-name="T1">GUARDAR </text:span></text:p>
          <text:p text:style-name="P1"><text:span text:style-name="T1">ENTRADA </text:span></text:p>
          <text:p text:style-name="P1"><text:span text:style-name="T1">EN MEMORIA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3" xml:id="id12" draw:id="id12" draw:layer="layout" svg:width="8.831cm" svg:height="8.591cm" svg:x="16.5cm" svg:y="32cm">
          <text:p text:style-name="P1"><text:span text:style-name="T2">¿SE INTRODUJO</text:span></text:p>
          <text:p text:style-name="P1"><text:span text:style-name="T2">MAS O MENOS </text:span></text:p>
          <text:p text:style-name="P1"><text:span text:style-name="T2">DE 6 DIGITOS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17" draw:id="id17" draw:layer="layout" svg:width="9.154cm" svg:height="4.467cm" svg:x="18.3cm" svg:y="22.433cm">
          <text:p text:style-name="P1"><text:span text:style-name="T1">REINICIAR </text:span></text:p>
          <text:p text:style-name="P1"><text:span text:style-name="T1">DATOS ENTRADA</text:span></text:p>
          <text:p text:style-name="P1"><text:span text:style-name="T1">Y</text:span></text:p>
          <text:p text:style-name="P1"><text:span text:style-name="T1">PANTALLA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4" xml:id="id14" draw:id="id14" draw:layer="layout" svg:width="9.154cm" svg:height="4.467cm" svg:x="19.646cm" svg:y="48.5cm">
          <text:p text:style-name="P1"><text:span text:style-name="T1">COMPARAR </text:span></text:p>
          <text:p text:style-name="P1"><text:span text:style-name="T1">PIN DE ENTRADA</text:span></text:p>
          <text:p text:style-name="P1"><text:span text:style-name="T1">CON</text:span></text:p>
          <text:p text:style-name="P1"><text:span text:style-name="T1">PIN DE LA EEPROM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6" draw:text-style-name="P2" xml:id="id16" draw:id="id16" draw:layer="layout" svg:width="7.215cm" svg:height="4.535cm" svg:x="4.385cm" svg:y="53.965cm">
          <text:p text:style-name="P1"><text:span text:style-name="T1">ABRIR CAJA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3" xml:id="id15" draw:id="id15" draw:layer="layout" svg:width="8.831cm" svg:height="8.591cm" svg:x="2.7cm" svg:y="40.5cm">
          <text:p text:style-name="P1"><text:span text:style-name="T2">¿SON IGUALES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4" draw:id="id4" draw:layer="layout" svg:width="9.154cm" svg:height="4.467cm" svg:x="58.7cm" svg:y="4.933cm">
          <text:p text:style-name="P1"><text:span text:style-name="T1">LEER NUEVO PIN</text:span></text:p>
          <text:p text:style-name="P1"><text:span text:style-name="T1">DEL TECLADO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4" xml:id="id5" draw:id="id5" draw:layer="layout" svg:width="9.154cm" svg:height="4.467cm" svg:x="70.4cm" svg:y="12.733cm">
          <text:p text:style-name="P1"><text:span text:style-name="T1">GUARDAR </text:span></text:p>
          <text:p text:style-name="P1"><text:span text:style-name="T1">ENTRADA </text:span></text:p>
          <text:p text:style-name="P1"><text:span text:style-name="T1">EN MEMORIA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3" xml:id="id8" draw:id="id8" draw:layer="layout" svg:width="8.831cm" svg:height="8.591cm" svg:x="61.269cm" svg:y="30.4cm">
          <text:p text:style-name="P1"><text:span text:style-name="T2">¿SE INTRODUJO</text:span></text:p>
          <text:p text:style-name="P1"><text:span text:style-name="T2">MAS O MENOS </text:span></text:p>
          <text:p text:style-name="P1"><text:span text:style-name="T2">DE 6 DIGITOS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6" draw:id="id6" draw:layer="layout" svg:width="9.154cm" svg:height="4.467cm" svg:x="61.846cm" svg:y="18.933cm">
          <text:p text:style-name="P1"><text:span text:style-name="T1">LEER CONFIRMACIÓN</text:span></text:p>
          <text:p text:style-name="P1"><text:span text:style-name="T1">DEL NUEVO PIN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4" xml:id="id7" draw:id="id7" draw:layer="layout" svg:width="9.154cm" svg:height="4.467cm" svg:x="73.2cm" svg:y="26.3cm">
          <text:p text:style-name="P1"><text:span text:style-name="T1">GUARDAR </text:span></text:p>
          <text:p text:style-name="P1"><text:span text:style-name="T1">ENTRADA </text:span></text:p>
          <text:p text:style-name="P1"><text:span text:style-name="T1">EN MEMORIA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5" draw:text-style-name="P4" draw:layer="layout" draw:line-skew="0cm -1.358cm" svg:x1="25.2cm" svg:y1="3.209cm" svg:x2="42.916cm" svg:y2="2.8cm" draw:start-shape="id2" draw:start-glue-point="7" draw:end-shape="id3" draw:end-glue-point="4" svg:d="M25200 3209h6650v-2309h11066v1900" svg:viewBox="0 0 17717 2310">
          <text:p/>
        </draw:connector>
        <draw:connector draw:style-name="gr7" draw:text-style-name="P4" draw:layer="layout" draw:line-skew="0cm -2.091cm" svg:x1="47.331cm" svg:y1="7.096cm" svg:x2="63.277cm" svg:y2="4.933cm" draw:start-shape="id3" draw:start-glue-point="7" draw:end-shape="id4" draw:end-glue-point="4" svg:d="M47331 7096h5685v-4796h10261v2633" svg:viewBox="0 0 15947 4797">
          <text:p/>
        </draw:connector>
        <draw:connector draw:style-name="gr5" draw:text-style-name="P4" draw:layer="layout" svg:x1="63.277cm" svg:y1="9.4cm" svg:x2="74.977cm" svg:y2="12.733cm" draw:start-shape="id4" draw:start-glue-point="6" draw:end-shape="id5" draw:end-glue-point="4" svg:d="M63277 9400v1666h11700v1667" svg:viewBox="0 0 11701 3334">
          <text:p/>
        </draw:connector>
        <draw:connector draw:style-name="gr5" draw:text-style-name="P4" draw:layer="layout" svg:x1="70.4cm" svg:y1="14.967cm" svg:x2="66.423cm" svg:y2="18.933cm" draw:start-shape="id5" draw:start-glue-point="5" draw:end-shape="id6" draw:end-glue-point="4" svg:d="M70400 14967h-3977v3966" svg:viewBox="0 0 3978 3967">
          <text:p/>
        </draw:connector>
        <draw:connector draw:style-name="gr5" draw:text-style-name="P4" draw:layer="layout" svg:x1="71cm" svg:y1="21.167cm" svg:x2="77.777cm" svg:y2="26.3cm" draw:start-shape="id6" draw:start-glue-point="7" draw:end-shape="id7" draw:end-glue-point="4" svg:d="M71000 21167h6777v5133" svg:viewBox="0 0 6778 5134">
          <text:p/>
        </draw:connector>
        <draw:connector draw:style-name="gr5" draw:text-style-name="P4" draw:layer="layout" svg:x1="73.2cm" svg:y1="28.534cm" svg:x2="70.1cm" svg:y2="34.696cm" draw:start-shape="id7" draw:start-glue-point="5" draw:end-shape="id8" draw:end-glue-point="7" svg:d="M73200 28534h-1550v6162h-1550" svg:viewBox="0 0 3101 6163">
          <text:p/>
        </draw:connector>
        <draw:connector draw:style-name="gr8" draw:text-style-name="P4" draw:layer="layout" svg:x1="38.5cm" svg:y1="7.096cm" svg:x2="30.677cm" svg:y2="12.8cm" draw:start-shape="id3" draw:start-glue-point="5" draw:end-shape="id9" draw:end-glue-point="4" svg:d="M38500 7096h-7823v5704" svg:viewBox="0 0 7824 5705">
          <text:p/>
        </draw:connector>
        <draw:connector draw:style-name="gr5" draw:text-style-name="P4" draw:layer="layout" svg:x1="35.254cm" svg:y1="15.034cm" svg:x2="47.731cm" svg:y2="18.467cm" draw:start-shape="id9" draw:start-glue-point="7" draw:end-shape="id10" draw:end-glue-point="4" svg:d="M35254 15034h12477v3433" svg:viewBox="0 0 12478 3434">
          <text:p/>
        </draw:connector>
        <draw:connector draw:style-name="gr5" draw:text-style-name="P4" draw:layer="layout" svg:x1="47.731cm" svg:y1="22.934cm" svg:x2="45.154cm" svg:y2="30.263cm" draw:start-shape="id10" draw:start-glue-point="6" draw:end-shape="id11" draw:end-glue-point="7" svg:d="M47731 22934v7329h-2577" svg:viewBox="0 0 2578 7330">
          <text:p/>
        </draw:connector>
        <draw:connector draw:style-name="gr8" draw:text-style-name="P4" draw:layer="layout" svg:x1="36.323cm" svg:y1="30.263cm" svg:x2="30.677cm" svg:y2="17.267cm" draw:start-shape="id11" draw:start-glue-point="5" draw:end-shape="id9" draw:end-glue-point="6" svg:d="M36323 30263h-5646v-12996" svg:viewBox="0 0 5647 12997">
          <text:p/>
        </draw:connector>
        <draw:connector draw:style-name="gr7" draw:text-style-name="P4" draw:layer="layout" svg:x1="40.739cm" svg:y1="34.558cm" svg:x2="25.331cm" svg:y2="36.296cm" draw:start-shape="id11" draw:start-glue-point="6" draw:end-shape="id12" draw:end-glue-point="7" svg:d="M40739 34558v1738h-15408" svg:viewBox="0 0 15409 1739">
          <text:p/>
        </draw:connector>
        <draw:connector draw:style-name="gr7" draw:text-style-name="P4" draw:layer="layout" svg:x1="16.5cm" svg:y1="36.296cm" svg:x2="11.954cm" svg:y2="31.367cm" draw:start-shape="id12" draw:start-glue-point="5" draw:end-shape="id13" draw:end-glue-point="7" svg:d="M16500 36296h-2273v-4929h-2273" svg:viewBox="0 0 4547 4930">
          <text:p/>
        </draw:connector>
        <draw:connector draw:style-name="gr8" draw:text-style-name="P4" draw:layer="layout" svg:x1="20.916cm" svg:y1="40.591cm" svg:x2="24.223cm" svg:y2="48.5cm" draw:start-shape="id12" draw:start-glue-point="6" draw:end-shape="id14" draw:end-glue-point="4" svg:d="M20916 40591v3954h3307v3955" svg:viewBox="0 0 3308 7910">
          <text:p/>
        </draw:connector>
        <draw:connector draw:style-name="gr5" draw:text-style-name="P4" draw:layer="layout" svg:x1="19.646cm" svg:y1="50.734cm" svg:x2="11.531cm" svg:y2="44.796cm" draw:start-shape="id14" draw:start-glue-point="5" draw:end-shape="id15" draw:end-glue-point="7" svg:d="M19646 50734h-4057v-5938h-4058" svg:viewBox="0 0 8116 5939">
          <text:p/>
        </draw:connector>
        <draw:connector draw:style-name="gr8" draw:text-style-name="P4" draw:layer="layout" svg:x1="7.116cm" svg:y1="40.5cm" svg:x2="7.377cm" svg:y2="33.6cm" draw:start-shape="id15" draw:start-glue-point="4" draw:end-shape="id13" draw:end-glue-point="6" svg:d="M7116 40500v-3450h261v-3450" svg:viewBox="0 0 262 6901">
          <text:p/>
        </draw:connector>
        <draw:connector draw:style-name="gr7" draw:text-style-name="P4" draw:layer="layout" svg:x1="7.116cm" svg:y1="49.091cm" svg:x2="7.993cm" svg:y2="53.965cm" draw:start-shape="id15" draw:start-glue-point="6" draw:end-shape="id16" draw:end-glue-point="4" svg:d="M7116 49091v2437h877v2437" svg:viewBox="0 0 878 4875">
          <text:p/>
        </draw:connector>
        <draw:connector draw:style-name="gr5" draw:text-style-name="P4" draw:layer="layout" svg:x1="22.877cm" svg:y1="22.433cm" svg:x2="26.1cm" svg:y2="15.034cm" draw:start-shape="id17" draw:start-glue-point="4" draw:end-shape="id9" draw:end-glue-point="5" svg:d="M22877 22433v-7399h3223" svg:viewBox="0 0 3224 7400">
          <text:p/>
        </draw:connector>
        <draw:custom-shape draw:style-name="gr3" draw:text-style-name="P4" xml:id="id21" draw:id="id21" draw:layer="layout" svg:width="9.154cm" svg:height="4.467cm" svg:x="54.746cm" svg:y="25.233cm">
          <text:p text:style-name="P1"><text:span text:style-name="T1">REINICIAR </text:span></text:p>
          <text:p text:style-name="P1"><text:span text:style-name="T1">DATOS ENTRADA</text:span></text:p>
          <text:p text:style-name="P1"><text:span text:style-name="T1">Y</text:span></text:p>
          <text:p text:style-name="P1"><text:span text:style-name="T1">PANTALLA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4" xml:id="id13" draw:id="id13" draw:layer="layout" svg:width="9.154cm" svg:height="4.467cm" svg:x="2.8cm" svg:y="29.133cm">
          <text:p text:style-name="P1"><text:span text:style-name="T1">SUMAR INTENTO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5" draw:text-style-name="P4" draw:layer="layout" svg:x1="7.377cm" svg:y1="29.133cm" svg:x2="5.685cm" svg:y2="25.991cm" draw:start-shape="id13" draw:start-glue-point="4" draw:end-shape="id18" draw:end-glue-point="6" svg:d="M7377 29133v-1571h-1692v-1571" svg:viewBox="0 0 1693 3143">
          <text:p/>
        </draw:connector>
        <draw:custom-shape draw:style-name="gr2" draw:text-style-name="P3" xml:id="id18" draw:id="id18" draw:layer="layout" svg:width="8.831cm" svg:height="8.591cm" svg:x="1.269cm" svg:y="17.4cm">
          <text:p text:style-name="P1"><text:span text:style-name="T2">¿YA TIENE</text:span></text:p>
          <text:p text:style-name="P1"><text:span text:style-name="T2">5 INTENTOS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4" draw:layer="layout" svg:x1="10.1cm" svg:y1="21.696cm" svg:x2="18.3cm" svg:y2="24.667cm" draw:start-shape="id18" draw:start-glue-point="7" draw:end-shape="id17" draw:end-glue-point="5" svg:d="M10100 21696h4100v2971h4100" svg:viewBox="0 0 8201 2972">
          <text:p/>
        </draw:connector>
        <draw:custom-shape draw:style-name="gr9" draw:text-style-name="P2" xml:id="id19" draw:id="id19" draw:layer="layout" svg:width="9.154cm" svg:height="4.467cm" svg:x="9.9cm" svg:y="11.3cm">
          <text:p text:style-name="P1"><text:span text:style-name="T1">ALARMA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7" draw:text-style-name="P4" draw:layer="layout" svg:x1="5.685cm" svg:y1="17.4cm" svg:x2="9.9cm" svg:y2="13.534cm" draw:start-shape="id18" draw:start-glue-point="4" draw:end-shape="id19" draw:end-glue-point="5" svg:d="M5685 17400v-3866h4215" svg:viewBox="0 0 4216 3867">
          <text:p/>
        </draw:connector>
        <draw:connector draw:style-name="gr8" draw:text-style-name="P4" draw:layer="layout" svg:x1="65.685cm" svg:y1="38.991cm" svg:x2="65.977cm" svg:y2="42.833cm" draw:start-shape="id8" draw:start-glue-point="6" draw:end-shape="id20" draw:end-glue-point="4" svg:d="M65685 38991v1921h292v1921" svg:viewBox="0 0 293 3843">
          <text:p/>
        </draw:connector>
        <draw:connector draw:style-name="gr7" draw:text-style-name="P4" draw:layer="layout" svg:x1="61.269cm" svg:y1="34.696cm" svg:x2="59.323cm" svg:y2="29.7cm" draw:start-shape="id8" draw:start-glue-point="5" draw:end-shape="id21" draw:end-glue-point="6" svg:d="M61269 34696h-1946v-4996" svg:viewBox="0 0 1947 4997">
          <text:p/>
        </draw:connector>
        <draw:connector draw:style-name="gr5" draw:text-style-name="P4" draw:layer="layout" draw:line-skew="0cm -1.759cm" svg:x1="59.323cm" svg:y1="25.233cm" svg:x2="58.7cm" svg:y2="7.167cm" draw:start-shape="id21" draw:start-glue-point="4" draw:end-shape="id4" draw:end-glue-point="5" svg:d="M59323 25233v-7917h-2923v-10149h2300" svg:viewBox="0 0 2924 18067">
          <text:p/>
        </draw:connector>
        <draw:custom-shape draw:style-name="gr10" draw:text-style-name="P2" xml:id="id22" draw:id="id22" draw:layer="layout" svg:width="7.215cm" svg:height="5.2cm" svg:x="73.8cm" svg:y="49.4cm">
          <text:p text:style-name="P1"><text:span text:style-name="T1">REINICIAR</text:span></text:p>
          <text:p text:style-name="P1"><text:span text:style-name="T1">SISTEMA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4" xml:id="id20" draw:id="id20" draw:layer="layout" svg:width="9.154cm" svg:height="4.467cm" svg:x="61.4cm" svg:y="42.833cm">
          <text:p text:style-name="P1"><text:span text:style-name="T1">GUARDAR </text:span></text:p>
          <text:p text:style-name="P1"><text:span text:style-name="T1">PIN </text:span></text:p>
          <text:p text:style-name="P1"><text:span text:style-name="T1">EN LA EEPROM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5" draw:text-style-name="P4" draw:layer="layout" svg:x1="70.554cm" svg:y1="45.067cm" svg:x2="77.408cm" svg:y2="49.4cm" draw:start-shape="id20" draw:start-glue-point="7" draw:end-shape="id22" draw:end-glue-point="4" svg:d="M70554 45067h6854v4333" svg:viewBox="0 0 6855 433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s" fo:country="UY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5T19:37:15.908476499</meta:creation-date>
    <dc:date>2019-07-06T17:54:36.673750683</dc:date>
    <meta:editing-duration>PT8M8S</meta:editing-duration>
    <meta:editing-cycles>2</meta:editing-cycles>
    <meta:generator>LibreOffice/6.2.4.2.0$Linux_X86_64 LibreOffice_project/20$Build-2</meta:generator>
    <meta:document-statistic meta:object-count="47"/>
  </office:meta>
</office:document-meta>
</file>